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4.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2" fo:font-size="10pt" fo:language="en" fo:country="US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6" table:default-cell-style-name="ce3"/>
        <table:table-column table:style-name="co3" table:default-cell-style-name="ce3"/>
        <table:table-row table:style-name="ro1" table:number-rows-repeated="10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2">
            <text:p>SIP Shares Test Cases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number-columns-repeated="8" table:style-name="Default"/>
        </table:table-row>
        <table:table-row table:style-name="ro1">
          <table:table-cell/>
          <table:table-cell table:style-name="ce2" office:value-type="string">
            <text:p>Test Case 1</text:p>
          </table:table-cell>
          <table:table-cell table:style-name="ce2" office:value-type="string" table:number-columns-spanned="7" table:number-rows-spanned="1">
            <text:p><text:s/>Verify the form fields for Specific Company radio button selected. 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 and select the Specific Company radio button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To verify that the Company Name dropdown is present on the form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To verify that the Demat Account dropdown is present on the form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4) To verify that Demat Account dropdown present in the format of Client name &amp; Demat Account Nam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5) To verify that start calender and end calender is present on the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6) To verify that SIP date textbox is present on the page and accepting 1 to 28 numbers only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7) To verify that Amount textbox is present on the page and accepting digits upto 10 digits only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style-name="ce6" office:value-type="string" table:number-columns-spanned="7" table:number-rows-spanned="1">
            <text:p>8) To Verify that 4 radio buttons are present on page namely a)Daily b)Weekly c)Fortnightly d)Monthly.</text:p>
          </table:table-cell>
          <table:covered-table-cell table:number-columns-repeated="6" table:style-name="ce7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9) Submit the form and check that the data entered is saved and entry should display on manage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4" office:value-type="string">
            <text:p>Test Case 2</text:p>
          </table:table-cell>
          <table:table-cell table:style-name="ce4" office:value-type="string" table:number-columns-spanned="7" table:number-rows-spanned="1">
            <text:p><text:s/>Verify the form fields for Generic radio button selected. 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 and select the Generic radio button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To verify that the Company Name dropdown is not present on the form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To verify that the Demat Account dropdown is present on the form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4) To verify that Demat Account dropdown present in the format of Client name &amp; Demat Account Nam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5) To verify that start calender and end calender is present on the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6) To verify that SIP date textbox is present on the page and accepting 1 to 28 numbers only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7) To verify that Amount textbox is present on the page and accepting digits upto 10 digits only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8) To Verify that 4 radio buttons are present on page namely a)Daily b)Weekly c)Fortnightly d)Monthly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9) Submit the form and check that data entered is saved and entry should display on manage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4" office:value-type="string">
            <text:p>Test Case 3</text:p>
          </table:table-cell>
          <table:table-cell table:style-name="ce4" office:value-type="string" table:number-columns-spanned="7" table:number-rows-spanned="1">
            <text:p><text:s/>Multiple Entries for Specific Company radio button is selected . 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 and select the Specific Company radio button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Fill in the form with valid data and submit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Repeat the steps with different set of data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4) Verify that the data entered is saved and visible in the tabl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4" office:value-type="string">
            <text:p>Test Case 4</text:p>
          </table:table-cell>
          <table:table-cell table:style-name="ce4" office:value-type="string" table:number-columns-spanned="7" table:number-rows-spanned="1">
            <text:p><text:s/>Single Entry for Generic radio button is selected 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 and select the Generic radio button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Fill in the form with valid data and submit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Repeat the steps with different set of data with same SIP dat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4) Verify that error message is displaying that “only one entry is allowed for single date”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4" office:value-type="string">
            <text:p>Test Case 5</text:p>
          </table:table-cell>
          <table:table-cell table:style-name="ce4" office:value-type="string" table:number-columns-spanned="7" table:number-rows-spanned="1">
            <text:p><text:s/>View page Elements present in tabl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.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office:value-type="string" table:number-columns-spanned="7" table:number-rows-spanned="1">
            <text:p>2) Verify that the columns<text:span text:style-name="T1"> “</text:span><text:span text:style-name="T2">Company”,”Start date”,”End date”,”SIP date”,”Amount”,”Action” are </text:span></text:p>
            <text:p><text:span text:style-name="T2"><text:s/></text:span><text:span text:style-name="T2">Displayed in the table.</text:span>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Verify that 2 buttons i.e. Edit and Delete are present in the Action column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4" office:value-type="string">
            <text:p>Test Case 6</text:p>
          </table:table-cell>
          <table:table-cell table:style-name="ce4" office:value-type="string" table:number-columns-spanned="7" table:number-rows-spanned="1">
            <text:p><text:s/>Verify Soft Delete Function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Select the specific record and click on delete button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Verify that the deleted record is moved into Archived tab or not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4" office:value-type="string">
            <text:p>Test Case 7</text:p>
          </table:table-cell>
          <table:table-cell table:style-name="ce4" office:value-type="string" table:number-columns-spanned="7" table:number-rows-spanned="1">
            <text:p>Verify edit function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Select the specific record and click on edit button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Edit any field and click on save button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4) Verify that edited field is changed and data is saved or not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4" office:value-type="string">
            <text:p>Test Case 8</text:p>
          </table:table-cell>
          <table:table-cell table:style-name="ce4" office:value-type="string" table:number-columns-spanned="7" table:number-rows-spanned="1">
            <text:p><text:s/>Verify Shares display for Specific Company <text:s/>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Select Specific Company Entry and check it is displaying the shares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Verify that data entered in the table is single value data i.e. No duplicate company or date is present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4) If company name is not present in dropdown please inform system administrator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4" office:value-type="string">
            <text:p>Test Case 9 </text:p>
          </table:table-cell>
          <table:table-cell table:style-name="ce4" office:value-type="string" table:number-columns-spanned="7" table:number-rows-spanned="1">
            <text:p><text:s/>Verify Shares display for Generic <text:s/>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Select Generic Entry and check is it displaying the shares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Verify that data entered in the table is showing only single entry for single dat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4) If company name is not present in dropdown please inform system administrator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5" office:value-type="string">
            <text:p>Test Case 10</text:p>
          </table:table-cell>
          <table:table-cell table:style-name="ce4" office:value-type="string" table:number-columns-spanned="7" table:number-rows-spanned="1">
            <text:p>Verify Frequency function 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1) Open the Shares SIP page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2) Select Daily radio button in frequency and verify that it is not reflecting any changes on the form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3) Select Weekly radio button and verify that a dropdown of day containing weekdays is displaying. 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office:value-type="string" table:number-columns-spanned="7" table:number-rows-spanned="1">
            <text:p>4) Select Fortnightly radio button and verify that 2 dropdowns namely “Fortnight 1 to 15” containing dates</text:p>
            <text:p><text:s text:c="4"/>Between 1 to 15 <text:s/>and “Fortnight 16 to 28” containing dates between 16 to 28 is displaying.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5) Select Monthly radio button and verify that a dropdown of date containing dates between 1 to 28 is displaying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7" table:number-rows-spanned="1"/>
          <table:covered-table-cell table:number-columns-repeated="6" table:style-name="Default"/>
        </table:table-row>
        <table:table-row table:style-name="ro1">
          <table:table-cell/>
          <table:table-cell table:style-name="Default"/>
          <table:table-cell table:style-name="Default" table:number-columns-spanned="7" table:number-rows-spanned="1"/>
          <table:covered-table-cell table:number-columns-repeated="6"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5">15/12/2023</text:date>, <text:time>11:1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ash Survase</meta:initial-creator>
    <meta:creation-date>2023-12-11T14:27:23.76</meta:creation-date>
    <dc:date>2023-12-15T11:10:29.03</dc:date>
    <dc:creator>Akash Survase</dc:creator>
    <meta:editing-duration>PT1H7M37S</meta:editing-duration>
    <meta:editing-cycles>6</meta:editing-cycles>
    <meta:generator>OpenOffice/4.1.14$Win32 OpenOffice.org_project/4114m1$Build-9811</meta:generator>
    <meta:document-statistic meta:table-count="3" meta:cell-count="70" meta:object-count="0"/>
  </office:meta>
</office:document-meta>
</file>